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8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Standard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5.561cm" style:use-optimal-column-width="false"/>
    </style:style>
    <style:style style:name="co2" style:family="table-column">
      <style:table-column-properties style:column-width="7.799cm" style:use-optimal-column-width="false"/>
    </style:style>
    <style:style style:name="co3" style:family="table-column">
      <style:table-column-properties style:column-width="8.492cm" style:use-optimal-column-width="false"/>
    </style:style>
    <style:style style:name="co4" style:family="table-column">
      <style:table-column-properties style:column-width="6.099cm" style:use-optimal-column-width="false"/>
    </style:style>
    <style:style style:name="co5" style:family="table-column">
      <style:table-column-properties style:column-width="8.03cm" style:use-optimal-column-width="false"/>
    </style:style>
    <style:style style:name="co6" style:family="table-column">
      <style:table-column-properties style:column-width="7.492cm" style:use-optimal-column-width="false"/>
    </style:style>
    <style:style style:name="co7" style:family="table-column">
      <style:table-column-properties style:column-width="2.873cm" style:use-optimal-column-width="false"/>
    </style:style>
    <style:style style:name="co8" style:family="table-column">
      <style:table-column-properties style:column-width="4.627cm" style:use-optimal-column-width="false"/>
    </style:style>
    <style:style style:name="co9" style:family="table-column">
      <style:table-column-properties style:column-width="3.915cm" style:use-optimal-column-width="false"/>
    </style:style>
    <style:style style:name="co10" style:family="table-column">
      <style:table-column-properties style:column-width="4.418cm" style:use-optimal-column-width="false"/>
    </style:style>
    <style:style style:name="co11" style:family="table-column">
      <style:table-column-properties style:column-width="3.783cm" style:use-optimal-column-width="false"/>
    </style:style>
    <style:style style:name="co12" style:family="table-column">
      <style:table-column-properties style:column-width="4.705cm" style:use-optimal-column-width="false"/>
    </style:style>
    <style:style style:name="co13" style:family="table-column">
      <style:table-column-properties style:column-width="5.278cm" style:use-optimal-column-width="false"/>
    </style:style>
    <style:style style:name="co14" style:family="table-column">
      <style:table-column-properties style:column-width="5.413cm" style:use-optimal-column-width="false"/>
    </style:style>
    <style:style style:name="co15" style:family="table-column">
      <style:table-column-properties style:column-width="5.976cm" style:use-optimal-column-width="false"/>
    </style:style>
    <style:style style:name="co16" style:family="table-column">
      <style:table-column-properties style:column-width="5.557cm" style:use-optimal-column-width="false"/>
    </style:style>
    <style:style style:name="co17" style:family="table-column">
      <style:table-column-properties style:column-width="3.925cm" style:use-optimal-column-width="false"/>
    </style:style>
    <style:style style:name="co18" style:family="table-column">
      <style:table-column-properties style:column-width="5.516cm" style:use-optimal-column-width="false"/>
    </style:style>
    <style:style style:name="co19" style:family="table-column">
      <style:table-column-properties style:column-width="4.951cm" style:use-optimal-column-width="false"/>
    </style:style>
    <style:style style:name="co20" style:family="table-column">
      <style:table-column-properties style:column-width="3.463cm" style:use-optimal-column-width="false"/>
    </style:style>
    <style:style style:name="co21" style:family="table-column">
      <style:table-column-properties style:column-width="3.593cm" style:use-optimal-column-width="false"/>
    </style:style>
    <style:style style:name="ro1" style:family="table-row">
      <style:table-row-properties style:row-height="2.195cm"/>
    </style:style>
    <style:style style:name="ro2" style:family="table-row">
      <style:table-row-properties style:row-height="3.115cm"/>
    </style:style>
    <style:style style:name="ro3" style:family="table-row">
      <style:table-row-properties style:row-height="2.105cm"/>
    </style:style>
    <style:style style:name="ro4" style:family="table-row">
      <style:table-row-properties style:row-height="2.835cm"/>
    </style:style>
    <style:style style:name="ro5" style:family="table-row">
      <style:table-row-properties style:row-height="2.21cm"/>
    </style:style>
    <style:style style:name="ro6" style:family="table-row">
      <style:table-row-properties style:row-height="2.021cm"/>
    </style:style>
    <style:style style:name="ro7" style:family="table-row">
      <style:table-row-properties style:row-height="2.319cm"/>
    </style:style>
    <style:style style:name="ro8" style:family="table-row">
      <style:table-row-properties style:row-height="2.207cm"/>
    </style:style>
    <style:style style:name="ro9" style:family="table-row">
      <style:table-row-properties style:row-height="1.803cm"/>
    </style:style>
    <style:style style:name="ro10" style:family="table-row">
      <style:table-row-properties style:row-height="3.351cm"/>
    </style:style>
    <style:style style:name="ro11" style:family="table-row">
      <style:table-row-properties style:row-height="4.642cm"/>
    </style:style>
    <style:style style:name="ro12" style:family="table-row">
      <style:table-row-properties style:row-height="4.899cm"/>
    </style:style>
    <style:style style:name="ro13" style:family="table-row">
      <style:table-row-properties style:row-height="4.383cm"/>
    </style:style>
    <style:style style:name="ro14" style:family="table-row">
      <style:table-row-properties style:row-height="1.658cm"/>
    </style:style>
    <style:style style:name="ro15" style:family="table-row">
      <style:table-row-properties style:row-height="2.154cm"/>
    </style:style>
    <style:style style:name="ro16" style:family="table-row">
      <style:table-row-properties style:row-height="2.423cm"/>
    </style:style>
    <style:style style:name="ro17" style:family="table-row">
      <style:table-row-properties style:row-height="3.953cm"/>
    </style:style>
    <style:style style:name="ro18" style:family="table-row">
      <style:table-row-properties style:row-height="1.959cm"/>
    </style:style>
    <style:style style:name="ro19" style:family="table-row">
      <style:table-row-properties style:row-height="2.779cm"/>
    </style:style>
    <style:style style:name="ro20" style:family="table-row">
      <style:table-row-properties style:row-height="2.168cm"/>
    </style:style>
    <style:style style:name="ro21" style:family="table-row">
      <style:table-row-properties style:row-height="1.663cm"/>
    </style:style>
    <style:style style:name="ro22" style:family="table-row">
      <style:table-row-properties style:row-height="1.31cm"/>
    </style:style>
    <style:style style:name="ro23" style:family="table-row">
      <style:table-row-properties style:row-height="1.811cm"/>
    </style:style>
    <style:style style:name="ro24" style:family="table-row">
      <style:table-row-properties style:row-height="2.198cm"/>
    </style:style>
    <style:style style:name="ro25" style:family="table-row">
      <style:table-row-properties style:row-height="3.118cm"/>
    </style:style>
    <style:style style:name="ro26" style:family="table-row">
      <style:table-row-properties style:row-height="2.106cm"/>
    </style:style>
    <style:style style:name="ro27" style:family="table-row">
      <style:table-row-properties style:row-height="2.203cm"/>
    </style:style>
    <style:style style:name="ro28" style:family="table-row">
      <style:table-row-properties style:row-height="2.016cm"/>
    </style:style>
    <style:style style:name="ro29" style:family="table-row">
      <style:table-row-properties style:row-height="3.867cm"/>
    </style:style>
    <style:style style:name="ro30" style:family="table-row">
      <style:table-row-properties style:row-height="2.202cm"/>
    </style:style>
    <style:style style:name="ro31" style:family="table-row">
      <style:table-row-properties style:row-height="1.666cm"/>
    </style:style>
    <style:style style:name="ro32" style:family="table-row">
      <style:table-row-properties style:row-height="3.61cm"/>
    </style:style>
    <style:style style:name="ro33" style:family="table-row">
      <style:table-row-properties style:row-height="1.718cm"/>
    </style:style>
    <style:style style:name="ro34" style:family="table-row">
      <style:table-row-properties style:row-height="2.232cm"/>
    </style:style>
    <style:style style:name="ro35" style:family="table-row">
      <style:table-row-properties style:row-height="2.379cm"/>
    </style:style>
    <style:style style:name="ro36" style:family="table-row">
      <style:table-row-properties style:row-height="2.381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ff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/>
      <style:text-properties fo:color="#ff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fo:color="#00008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8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/>
      <style:text-properties style:text-line-through-style="none" fo:font-family="Calibri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e8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color="#ff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letter-spacing="normal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letter-spacing="normal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letter-spacing="normal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0" style:family="paragraph">
      <style:text-properties fo:font-size="20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ff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8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rille Cognitive Walktrough pour la tâche « Recherche d’une borne Wi-fi »</text:span></text:p>
          </draw:text-box>
        </draw:frame>
        <draw:frame draw:name="Espace réservé du numéro de diapositive 3" presentation:style-name="pr2" draw:text-style-name="P4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1.851cm" svg:height="13.084cm" svg:x="1.905cm" svg:y="5.50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Saisie de l’adresse dans le champ de recherche</text:span></text:p>
              </table:table-cell>
              <table:table-cell>
                <text:p text:style-name="P6"><text:span text:style-name="T4">2: Filtrage des résultats obtenus</text:span></text:p>
              </table:table-cell>
            </table:table-row>
            <table:table-row table:style-name="ro2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Oui, le menu de gauche indique clairement qu’il faut utiliser le champ de recherche pour saisir l’adresse</text:span></text:p>
              </table:table-cell>
              <table:table-cell>
                <text:p text:style-name="P8"><text:span text:style-name="T6">Oui, le menu de gauche indique clairement qu’il faut utiliser les différents filtres sur les résultats obtenus.</text:span></text:p>
              </table:table-cell>
            </table:table-row>
            <table:table-row table:style-name="ro3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, le champ de recherche est assez visible</text:span></text:p>
              </table:table-cell>
              <table:table-cell>
                <text:p text:style-name="P8"><text:span text:style-name="T6">Oui, déjà le menu est bien nommé « Filtrer les bornes » et chaque filtre est également nommé et possède plusieurs valeurs</text:span></text:p>
              </table:table-cell>
            </table:table-row>
            <table:table-row table:style-name="ro4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Oui, le champ de recherche ainsi que le bouton « Recherche » indiquent à l’utilisateur que l’action qu’il est en train d’effectuer est en rapport direct avec la description de la tâche</text:span></text:p>
              </table:table-cell>
              <table:table-cell>
                <text:p text:style-name="P8"><text:span text:style-name="T6">Oui, avec le nommage des filtres l’utilisateur peut associer la bonne action avec l’effet qu’il recherche</text:span></text:p>
              </table:table-cell>
            </table:table-row>
            <table:table-row table:style-name="ro4" table:default-cell-style-name="ce4">
              <table:table-cell table:style-name="ce5">
                <text:p text:style-name="P8"><text:span text:style-name="T5">Feedback ?</text:span></text:p>
              </table:table-cell>
              <table:table-cell>
                <text:p text:style-name="P8"><text:span text:style-name="T6">Oui, l’utilisateur se rend compte qu’il a fait un pas vers la résolution de la tâche après l’appui sur le bouton « Rechercher » qui entraîne un zoom sur la carte sur le lieu sélectionné.</text:span></text:p>
              </table:table-cell>
              <table:table-cell>
                <text:p text:style-name="P8"><text:span text:style-name="T6">La résolution de la tâche se voit à travers l’affichage des bornes sur la carte selon les critères de filtrage choisi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Grille Cognitive Walkthrough de la tâche « Affichage des caractéristiques d’une borne »</text:span></text:p>
          </draw:text-box>
        </draw:frame>
        <draw:frame draw:name="Espace réservé du numéro de diapositive 3" presentation:style-name="pr4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1.62cm" svg:height="10.966cm" svg:x="1.905cm" svg:y="5.503cm">
          <table:table>
            <table:table-column table:style-name="co4"/>
            <table:table-column table:style-name="co5"/>
            <table:table-column table:style-name="co6"/>
            <table:table-row table:style-name="ro5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3">1: Sélection d’une icône de borne Wi-fi sur la carte</text:span></text:p>
              </table:table-cell>
              <table:table-cell>
                <text:p text:style-name="P6"><text:span text:style-name="T3">2: Affichage des infos dans une bulle d’informations</text:span></text:p>
              </table:table-cell>
            </table:table-row>
            <table:table-row table:style-name="ro6" table:default-cell-style-name="ce4">
              <table:table-cell table:style-name="ce6">
                <text:p text:style-name="P7"><text:span text:style-name="T5">Sélection du bon objectif ?</text:span></text:p>
              </table:table-cell>
              <table:table-cell>
                <text:p text:style-name="P8"><text:span text:style-name="T6">Oui, il est facile pour l’utilisateur de savoir qu’il faut sélectionner une icône sur la carte</text:span></text:p>
              </table:table-cell>
              <table:table-cell>
                <text:p text:style-name="P8"><text:span text:style-name="T6">Oui, après avoir sélectionné la borne il est facile pour l’utilisateur de savoir qu’il doit consulter l’info bulle</text:span></text:p>
              </table:table-cell>
            </table:table-row>
            <table:table-row table:style-name="ro5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, l’icône est visible sur la carte</text:span></text:p>
              </table:table-cell>
              <table:table-cell>
                <text:p text:style-name="P8"><text:span text:style-name="T6">Oui, puisque la bulle d’info s’affiche correctement avec les caractéristiques de la borne sélectionnée.</text:span></text:p>
              </table:table-cell>
            </table:table-row>
            <table:table-row table:style-name="ro7">
              <table:table-cell table:style-name="ce5">
                <text:p text:style-name="P8"><text:span text:style-name="T5">Association but/action ?</text:span></text:p>
              </table:table-cell>
              <table:table-cell table:style-name="ce4">
                <text:p text:style-name="P8"><text:span text:style-name="T6">Non pas forcément, l’icône n’est pas assez explicite (on ne sait pas que cela représente une borne wifi) et le label « Accès A » est très vague</text:span></text:p>
              </table:table-cell>
              <table:table-cell table:style-name="ce3">
                <text:p text:style-name="P7"><text:span text:style-name="T6">Idem que l’étape 1</text:span></text:p>
                <text:p text:style-name="P7"><text:span text:style-name="T2"/></text:p>
              </table:table-cell>
            </table:table-row>
            <table:table-row table:style-name="ro8">
              <table:table-cell table:style-name="ce5">
                <text:p text:style-name="P8"><text:span text:style-name="T5">Feedback ?</text:span></text:p>
              </table:table-cell>
              <table:table-cell table:style-name="ce4">
                <text:p text:style-name="P8"><text:span text:style-name="T6">Oui, puisque une info bulle s’affiche avec les infos de la borne</text:span></text:p>
              </table:table-cell>
              <table:table-cell table:style-name="ce3">
                <text:p text:style-name="P7"><text:span text:style-name="T6">Idem que l’étape 1</text:span></text:p>
                <text:p text:style-name="P7"><text:span text:style-name="T2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Grille Cognitive Walkthrough de la tâche « Commenter une borne Wi-fi »</text:span></text:p>
          </draw:text-box>
        </draw:frame>
        <draw:frame draw:name="Espace réservé du numéro de diapositive 3" presentation:style-name="pr6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4.32cm" svg:height="19.077cm" svg:x="0.423cm" svg:y="0.037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9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Se connecter au site </text:span></text:p>
              </table:table-cell>
              <table:table-cell>
                <text:p text:style-name="P6"><text:span text:style-name="T4">2: Cliquer sur la borne à commenter</text:span></text:p>
              </table:table-cell>
              <table:table-cell>
                <text:p text:style-name="P6"><text:span text:style-name="T4">3: Cliquer sur l’icône « Commenter »</text:span></text:p>
              </table:table-cell>
              <table:table-cell>
                <text:p text:style-name="P6"><text:span text:style-name="T4">4: Ecrire un message</text:span></text:p>
              </table:table-cell>
              <table:table-cell>
                <text:p text:style-name="P6"><text:span text:style-name="T4">5: Appuyer sur « Envoyer »</text:span></text:p>
              </table:table-cell>
            </table:table-row>
            <table:table-row table:style-name="ro10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Non, rien n’indique à l’utilisateur qu’il doit se connecter avant de pouvoir commenter</text:span></text:p>
              </table:table-cell>
              <table:table-cell>
                <text:p text:style-name="P8"><text:span text:style-name="T6">Oui, il est facile pour l’utilisateur de savoir qu’il faut sélectionner une icône sur la carte</text:span></text:p>
              </table:table-cell>
              <table:table-cell>
                <text:p text:style-name="P8"><text:span text:style-name="T6">Oui, un lien « Commenter » avec le nombre de commentaires nous indiquent qu’il faut cliquer dessus</text:span></text:p>
              </table:table-cell>
              <table:table-cell>
                <text:p text:style-name="P8"><text:span text:style-name="T6">Oui, le champ « Laisser un commentaire » indique le bon objectif</text:span></text:p>
              </table:table-cell>
              <table:table-cell>
                <text:p text:style-name="P8"><text:span text:style-name="T6">Oui, le bouton « Envoyer » indique bien le bon objectif</text:span></text:p>
              </table:table-cell>
            </table:table-row>
            <table:table-row table:style-name="ro11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, le lien de connexion est visible en haut de page</text:span></text:p>
              </table:table-cell>
              <table:table-cell>
                <text:p text:style-name="P8"><text:span text:style-name="T6">Oui, l’icône est visible sur la carte</text:span></text:p>
              </table:table-cell>
              <table:table-cell table:style-name="ce3">
                <text:p text:style-name="P7"><text:span text:style-name="T6">Plus ou moins, l’utilisateur peut zapper cette fonctionnalité car elle n’est pas très bien mise en avant (mettre en gras peut-être?)</text:span></text:p>
                <text:p text:style-name="P7"><text:span text:style-name="T2"/></text:p>
              </table:table-cell>
              <table:table-cell>
                <text:p text:style-name="P8"><text:span text:style-name="T6">Oui, le champ « Laisser un commentaire » est bien visible en dessous des commentaires</text:span></text:p>
              </table:table-cell>
              <table:table-cell table:style-name="ce3">
                <text:p text:style-name="P7"><text:span text:style-name="T6">Oui, le bouton « Envoyer » est bien visible donc l’action correcte à réaliser est disponible</text:span></text:p>
              </table:table-cell>
            </table:table-row>
            <table:table-row table:style-name="ro12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Oui, puisqu’il retombe sur un formulaire de connexion et rien d’autre</text:span></text:p>
              </table:table-cell>
              <table:table-cell>
                <text:p text:style-name="P8"><text:span text:style-name="T6">Non pas forcément, l’icône n’est pas assez explicite (on ne sait pas que cela représente une borne wifi) et le label « Accès A » est très vague</text:span></text:p>
              </table:table-cell>
              <table:table-cell>
                <text:p text:style-name="P8"><text:span text:style-name="T6">Oui, le mot « Commentaire » est un label qui montre bien qu’il s’agit de la fonctionnalité commenter</text:span></text:p>
              </table:table-cell>
              <table:table-cell>
                <text:p text:style-name="P8"><text:span text:style-name="T6">Oui, le label « Laisser un commentaire » est en lien direct avec la description de la tâche</text:span></text:p>
              </table:table-cell>
              <table:table-cell>
                <text:p text:style-name="P8"><text:span text:style-name="T6">Oui, le label « Envoyer » est en lien direct avec la description de la tâche qui est « Appuyez sur Envoyer ». De plus, si rien n’a été rédigé un message d’avertissement apparaît</text:span></text:p>
              </table:table-cell>
            </table:table-row>
            <table:table-row table:style-name="ro13" table:default-cell-style-name="ce4">
              <table:table-cell table:style-name="ce5">
                <text:p text:style-name="P8"><text:span text:style-name="T5">Feedback ?</text:span></text:p>
              </table:table-cell>
              <table:table-cell>
                <text:p text:style-name="P8"><text:span text:style-name="T6">Oui, l’utilisateur va voir qu’il a fait un pas vers la résolution de la tâche puisqu’il est redirigé vers la page d’accueil, et le lien « Déconnexion » est maintenant affiché</text:span></text:p>
              </table:table-cell>
              <table:table-cell>
                <text:p text:style-name="P8"><text:span text:style-name="T6">Oui, puisque une info bulle s’affiche avec les infos de la borne</text:span></text:p>
              </table:table-cell>
              <table:table-cell>
                <text:p text:style-name="P8"><text:span text:style-name="T6">Oui, l’utilisateur va voir qu’il a fait un pas vers la résolution de la tâche puisqu’il est redirigé vers une page de commentaires</text:span></text:p>
              </table:table-cell>
              <table:table-cell>
                <text:p text:style-name="P8"><text:span text:style-name="T6">Le texte du commentaire s’affiche bien au fur à mesure que l’utilisateur le rédige, donc tout va bien</text:span></text:p>
              </table:table-cell>
              <table:table-cell table:style-name="ce3">
                <text:p text:style-name="P7"><text:span text:style-name="T6">Le commentaire rédigé s’ajoute à la suite des commentaires après avoir cliqué sur « Envoyer », donc tout va bien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Grille Cognitive Walkthrough de la tâche « Ajout d’une borne »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Grille Cognitive Walkthrough de la tâche « Ajout d’une borne »</text:span></text:p>
          </draw:text-box>
        </draw:frame>
        <draw:frame draw:name="Espace réservé du numéro de diapositive 3" presentation:style-name="pr7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2.223cm" svg:height="13.348cm" svg:x="1.905cm" svg:y="4.61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4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Déplacer le point rouge sur la carte</text:span></text:p>
              </table:table-cell>
              <table:table-cell>
                <text:p text:style-name="P6"><text:span text:style-name="T4">2: Remplir les informations sur la borne</text:span></text:p>
              </table:table-cell>
              <table:table-cell>
                <text:p text:style-name="P6"><text:span text:style-name="T4">3: Cliquer sur « Ajouter »</text:span></text:p>
              </table:table-cell>
            </table:table-row>
            <table:table-row table:style-name="ro15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Oui, l’icône rouge dans le menu de gauche indique bien le bon objectif</text:span></text:p>
              </table:table-cell>
              <table:table-cell>
                <text:p text:style-name="P8"><text:span text:style-name="T6">Oui, le menu apparaissant instantanément à gauche indique bien le bon objectif</text:span></text:p>
              </table:table-cell>
              <table:table-cell>
                <text:p text:style-name="P8"><text:span text:style-name="T6">Oui, le bouton « Ajouter» indique bien le bon objectif</text:span></text:p>
              </table:table-cell>
            </table:table-row>
            <table:table-row table:style-name="ro4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, icône rouge + instructions visibles dans le menu de gauche</text:span></text:p>
              </table:table-cell>
              <table:table-cell>
                <text:p text:style-name="P8"><text:span text:style-name="T6">Oui, apparition d’un menu avec plusieurs listes déroulantes pour les différentes caractéristiques à ajouter de la borne</text:span></text:p>
              </table:table-cell>
              <table:table-cell table:style-name="ce3">
                <text:p text:style-name="P7"><text:span text:style-name="T6">Oui, le bouton « Ajouter» est bien visible donc l’action correcte à réaliser est disponible</text:span></text:p>
              </table:table-cell>
            </table:table-row>
            <table:table-row table:style-name="ro10" table:default-cell-style-name="ce3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7"><text:span text:style-name="T6">Oui, le texte explicatif « Glisser-déposer… » dans le menu de gauche en haut fait bien l’association but/action</text:span></text:p>
              </table:table-cell>
              <table:table-cell table:style-name="ce4">
                <text:p text:style-name="P8"><text:span text:style-name="T6">Oui, chaque caractéristique est labélisée et chaque instance a un nom, constituant toutes des informations sur la borne</text:span></text:p>
              </table:table-cell>
              <table:table-cell>
                <text:p text:style-name="P7"><text:span text:style-name="T6">Oui, le label « Ajouter» est en lien direct avec la description de la tâche qui est « Cliquez sur Ajouter ». De plus, un message de confirmation apparaît</text:span></text:p>
              </table:table-cell>
            </table:table-row>
            <table:table-row table:style-name="ro10" table:default-cell-style-name="ce4">
              <table:table-cell table:style-name="ce5">
                <text:p text:style-name="P8"><text:span text:style-name="T5">Feedback ?</text:span></text:p>
              </table:table-cell>
              <table:table-cell>
                <text:p text:style-name="P8"><text:span text:style-name="T6">Oui, le déplacement du point rouge sur la carte est un pas vers l’objectif final</text:span></text:p>
              </table:table-cell>
              <table:table-cell>
                <text:p text:style-name="P8"><text:span text:style-name="T6">Oui, chaque valeur sélectionnée est directement affiché sous le label de chaque caractéristique, ce qui indique à l’utilisateur qu’il a bien rempli chaque information</text:span></text:p>
              </table:table-cell>
              <table:table-cell>
                <text:p text:style-name="P8"><text:span text:style-name="T6">Oui, un message de confirmation apparaît ce qui indique à l’utilisateur qu’il a fait un pas vers la résolution de la tâch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rille Cognitive Walktrough pour la tâche « Recherche d’une borne Wi-fi »</text:span></text:p>
          </draw:text-box>
        </draw:frame>
        <draw:frame draw:name="Espace réservé du numéro de diapositive 3" presentation:style-name="pr2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1.851cm" svg:height="13.6cm" svg:x="1.905cm" svg:y="5.403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Saisie de l’adresse dans le champ de recherche</text:span></text:p>
              </table:table-cell>
              <table:table-cell>
                <text:p text:style-name="P6"><text:span text:style-name="T4">2: Filtrage des résultats obtenus</text:span></text:p>
              </table:table-cell>
            </table:table-row>
            <table:table-row table:style-name="ro2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Oui. Le menu de gauche met particulièrement en avant le champ d'adresse et fait comprendre à quoi il sert.</text:span></text:p>
              </table:table-cell>
              <table:table-cell>
                <text:p text:style-name="P8"><text:span text:style-name="T6">Oui. Le menu de gauche fait bien comprendre que les différents filtres servent pour affiner la recherche en affichant qu'une partie des bornes.</text:span></text:p>
              </table:table-cell>
            </table:table-row>
            <table:table-row table:style-name="ro3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. Le champ de recherche est très visible, en haut du menu de gauche.</text:span></text:p>
              </table:table-cell>
              <table:table-cell>
                <text:p text:style-name="P8"><text:span text:style-name="T6">Oui. Les filtres sont très visibles, en-dessous et remplisse entièrement l'espace dans la verticale du champ de recherche.</text:span></text:p>
              </table:table-cell>
            </table:table-row>
            <table:table-row table:style-name="ro4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Oui. L'indication « Adresse », le champ de recherche et le bouton poussoir « Rechercher » font bien comprendre à l'utilisateur que la saisie de l'adresse dans le champ mène à une recherche sur la carte.</text:span></text:p>
              </table:table-cell>
              <table:table-cell>
                <text:p text:style-name="P8"><text:span text:style-name="T6">Oui. Les noms des filtres donnent clairement les informations filtrées à travers chacun des filtres.</text:span></text:p>
              </table:table-cell>
            </table:table-row>
            <table:table-row table:style-name="ro4" table:default-cell-style-name="ce4">
              <table:table-cell table:style-name="ce5">
                <text:p text:style-name="P8"><text:span text:style-name="T5">Feedback ?</text:span></text:p>
              </table:table-cell>
              <table:table-cell>
                <text:p text:style-name="P8"><text:span text:style-name="T6">Oui. La saisie de l'adresse et sa validation entraîne un changement de lieu affiché via la carte.</text:span></text:p>
              </table:table-cell>
              <table:table-cell>
                <text:p text:style-name="P8"><text:span text:style-name="T6">Oui. Les bornes correspondant aux informations recherchées et saisies via les filtres sont affichées. Les autres disparaissent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Grille Cognitive Walkthrough de la tâche « Affichage des caractéristiques d’une borne »</text:span></text:p>
          </draw:text-box>
        </draw:frame>
        <draw:frame draw:name="Espace réservé du numéro de diapositive 3" presentation:style-name="pr2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1.62cm" svg:height="11.85cm" svg:x="1.905cm" svg:y="5.503cm">
          <table:table>
            <table:table-column table:style-name="co4"/>
            <table:table-column table:style-name="co5"/>
            <table:table-column table:style-name="co6"/>
            <table:table-row table:style-name="ro5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3">1: Sélection d’une icône de borne Wi-fi sur la carte</text:span></text:p>
              </table:table-cell>
              <table:table-cell>
                <text:p text:style-name="P6"><text:span text:style-name="T3">2: Affichage des infos dans une bulle d’informations</text:span></text:p>
              </table:table-cell>
            </table:table-row>
            <table:table-row table:style-name="ro6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Oui. Il est logique, pour un utilisateur, de sélectionner une borne s'il souhaite des informations sur elle.</text:span></text:p>
              </table:table-cell>
              <table:table-cell>
                <text:p text:style-name="P8"><text:span text:style-name="T6">Oui. Après sélection de la borne, l'utilisateur verra instantanément les informations de la prise apparaître.</text:span></text:p>
              </table:table-cell>
            </table:table-row>
            <table:table-row table:style-name="ro5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. L'icône de borne est représentée par un cercle rouge/bleu, tranchant suffisamment avec le fond pour être très visible.</text:span></text:p>
              </table:table-cell>
              <table:table-cell>
                <text:p text:style-name="P8"><text:span text:style-name="T6">Oui. La bulle d'informations s'affiche juste à côté de la borne, et est particulièrement visible.</text:span></text:p>
              </table:table-cell>
            </table:table-row>
            <table:table-row table:style-name="ro16">
              <table:table-cell table:style-name="ce5">
                <text:p text:style-name="P8"><text:span text:style-name="T5">Association but/action ?</text:span></text:p>
              </table:table-cell>
              <table:table-cell table:style-name="ce4">
                <text:p text:style-name="P8"><text:span text:style-name="T6">Non. Un utilisateur ne connaît pas la forme d'une borne sur le site. Ajouter une légende serait plus pratique pour lui.</text:span></text:p>
              </table:table-cell>
              <table:table-cell table:style-name="ce3">
                <text:p text:style-name="P7"><text:span text:style-name="T6">Oui. Une fois l'affichage réalisé, l'utilisateur comprendre instantanément les informations qui lui sont fournies.</text:span></text:p>
                <text:p text:style-name="P7"><text:span text:style-name="T2"/></text:p>
              </table:table-cell>
            </table:table-row>
            <table:table-row table:style-name="ro8">
              <table:table-cell table:style-name="ce5">
                <text:p text:style-name="P8"><text:span text:style-name="T5">Feedback ?</text:span></text:p>
              </table:table-cell>
              <table:table-cell table:style-name="ce4">
                <text:p text:style-name="P8"><text:span text:style-name="T6">Oui. Une bulle d'informations s'affiche avec les différentes informations de la borne, après sélection de la borne.</text:span></text:p>
              </table:table-cell>
              <table:table-cell table:style-name="ce3">
                <text:p text:style-name="P7"><text:span text:style-name="T6">Oui. L'affichage montre les informations de la borne à l'utilisateur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Grille Cognitive Walkthrough de la tâche « Commenter une borne Wi-fi »</text:span></text:p>
          </draw:text-box>
        </draw:frame>
        <draw:frame draw:name="Espace réservé du numéro de diapositive 3" presentation:style-name="pr2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4.32cm" svg:height="18.904cm" svg:x="0.381cm" svg:y="0.07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9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Se connecter au site </text:span></text:p>
              </table:table-cell>
              <table:table-cell>
                <text:p text:style-name="P6"><text:span text:style-name="T4">2: Cliquer sur la borne à commenter</text:span></text:p>
              </table:table-cell>
              <table:table-cell>
                <text:p text:style-name="P6"><text:span text:style-name="T4">3: Cliquer sur l’icône « Commenter »</text:span></text:p>
              </table:table-cell>
              <table:table-cell>
                <text:p text:style-name="P6"><text:span text:style-name="T4">4: Ecrire un message</text:span></text:p>
              </table:table-cell>
              <table:table-cell>
                <text:p text:style-name="P6"><text:span text:style-name="T4">5: Appuyer sur « Envoyer »</text:span></text:p>
              </table:table-cell>
            </table:table-row>
            <table:table-row table:style-name="ro10" table:default-cell-style-name="ce4">
              <table:table-cell table:style-name="ce6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Non. Aucune indication ne permet à l'utilisateur de savoir qu'il faut se connecter pour commenter une borne.</text:span></text:p>
              </table:table-cell>
              <table:table-cell>
                <text:p text:style-name="P8"><text:span text:style-name="T6">Oui. Pour commenter une borne, il est logique de devoir cliquer dessus dans un premier temps.</text:span></text:p>
              </table:table-cell>
              <table:table-cell>
                <text:p text:style-name="P8"><text:span text:style-name="T6">Oui. Un lien « Commenter » indique clairement à quoi sert le lien.</text:span></text:p>
              </table:table-cell>
              <table:table-cell>
                <text:p text:style-name="P8"><text:span text:style-name="T6">Oui. Le champ de texte « Laisser un commentaire » fait comprendre ce qu'il faut faire avec.</text:span></text:p>
              </table:table-cell>
              <table:table-cell>
                <text:p text:style-name="P8"><text:span text:style-name="T6">Oui. Le bouton poussoir « Envoyer » indique bien comment envoyer le commentaire.</text:span></text:p>
              </table:table-cell>
            </table:table-row>
            <table:table-row table:style-name="ro11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. Un lien « Connexion » est visible en haut à droite du site.</text:span></text:p>
              </table:table-cell>
              <table:table-cell>
                <text:p text:style-name="P8"><text:span text:style-name="T6">Oui. Les cercles rouges/bleus tranchent suffisamment avec le reste de la carte pour être visibles.</text:span></text:p>
              </table:table-cell>
              <table:table-cell table:style-name="ce3">
                <text:p text:style-name="P7"><text:span text:style-name="T6">Oui. Elle est relativement, les informations étant affichées de manière concise.</text:span></text:p>
                <text:p text:style-name="P7"><text:span text:style-name="T2"/></text:p>
              </table:table-cell>
              <table:table-cell>
                <text:p text:style-name="P8"><text:span text:style-name="T6">Oui. Le champ de texte « Laisser un commentaire » étant placé en-dessous des autres commentaires, il fait bien comprendre qu'il sert à en ajouter un.</text:span></text:p>
              </table:table-cell>
              <table:table-cell table:style-name="ce3">
                <text:p text:style-name="P7"><text:span text:style-name="T6">Oui. Le bouton poussoir « Envoyer » est visible en-dessous du champ de texte et est clairement mis en évidence.</text:span></text:p>
              </table:table-cell>
            </table:table-row>
            <table:table-row table:style-name="ro17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Oui. Le lien permet en effet de se rendre sur un formulaire de connexion.</text:span></text:p>
              </table:table-cell>
              <table:table-cell table:style-name="ce7">
                <text:p text:style-name="P8"><text:span text:style-name="T6">Non. Nous pouvons que le cercle rouge/bleu représente autre chose qu'une borne.</text:span></text:p>
              </table:table-cell>
              <table:table-cell>
                <text:p text:style-name="P8"><text:span text:style-name="T6">Oui. Le mot « Commenter » laisse tout de suite entendre ce qu'il faut faire pour pouvoir commenter la borne.</text:span></text:p>
              </table:table-cell>
              <table:table-cell>
                <text:p text:style-name="P8"><text:span text:style-name="T6">Oui. « Laisser un commentaire » permet bien de laisser un commentaire en écrivant un message.</text:span></text:p>
              </table:table-cell>
              <table:table-cell>
                <text:p text:style-name="P8"><text:span text:style-name="T6">Oui. L'envoi du message par clic sur le bouton poussoir « Envoyer » provoque bien l'ajout du commentaire sur la borne associée.</text:span></text:p>
              </table:table-cell>
            </table:table-row>
            <table:table-row table:style-name="ro13" table:default-cell-style-name="ce4">
              <table:table-cell table:style-name="ce5">
                <text:p text:style-name="P8"><text:span text:style-name="T5">Feedback ?</text:span></text:p>
              </table:table-cell>
              <table:table-cell>
                <text:p text:style-name="P8"><text:span text:style-name="T6">Oui. La validation de la connexion mène en effet à nouveau sur la page de connexion, avec « Déconnexion » affiché à la place de « Inscription / Connexion ».</text:span></text:p>
              </table:table-cell>
              <table:table-cell>
                <text:p text:style-name="P8"><text:span text:style-name="T6">Oui. Une bulle d'informations s'affiche donnant les informations de la borne, suite à un clic sur la borne.</text:span></text:p>
              </table:table-cell>
              <table:table-cell>
                <text:p text:style-name="P8"><text:span text:style-name="T6">Oui. L'utilisateur est redirigé sur une page affichant les commentaires.</text:span></text:p>
              </table:table-cell>
              <table:table-cell>
                <text:p text:style-name="P8"><text:span text:style-name="T6">Oui. Le texte s'affiche au fur et à mesure de sa saisie par l'utilisateur.</text:span></text:p>
              </table:table-cell>
              <table:table-cell table:style-name="ce3">
                <text:p text:style-name="P7"><text:span text:style-name="T6">Oui. Le commentaire rédigé vient s'ajouter à la suite des autres, après l'envoi, et indique que l'envoi a bien été réalisé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Grille Cognitive Walkthrough de la tâche « Ajout d’une borne »</text:span></text:p>
          </draw:text-box>
        </draw:frame>
        <draw:frame draw:name="Espace réservé du numéro de diapositive 3" presentation:style-name="pr2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2.223cm" svg:height="14.545cm" svg:x="1.905cm" svg:y="4.41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4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Déplacer le point rouge sur la carte</text:span></text:p>
              </table:table-cell>
              <table:table-cell>
                <text:p text:style-name="P6"><text:span text:style-name="T4">2: Remplir les informations sur la borne</text:span></text:p>
              </table:table-cell>
              <table:table-cell>
                <text:p text:style-name="P6"><text:span text:style-name="T4">3: Cliquer sur « Ajouter »</text:span></text:p>
              </table:table-cell>
            </table:table-row>
            <table:table-row table:style-name="ro15" table:default-cell-style-name="ce4">
              <table:table-cell table:style-name="ce6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Oui. Le petit cercle rouge, du menu visible à gauche de l'écran permet de réaliser le bon objectif.</text:span></text:p>
              </table:table-cell>
              <table:table-cell>
                <text:p text:style-name="P8"><text:span text:style-name="T6">Oui. Le menu visible à gauche, après avoir positionné le cercle rouge, indique bien la possibilité de saisir différentes informations pour la borne.</text:span></text:p>
              </table:table-cell>
              <table:table-cell>
                <text:p text:style-name="P8"><text:span text:style-name="T6">Oui. L'ajout de borne est bien réalisée par le clic sur le bouton poussoir « Ajouter ».</text:span></text:p>
              </table:table-cell>
            </table:table-row>
            <table:table-row table:style-name="ro4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. Le cercle rouge est accompagné d'instructions diverses et se distingue suffisamment de son fond pour être immédiatement visible.</text:span></text:p>
              </table:table-cell>
              <table:table-cell>
                <text:p text:style-name="P8"><text:span text:style-name="T6">Oui. Les listes déroulantes sont associées au nom de l'information que nous souhaitons sélectionner.</text:span></text:p>
              </table:table-cell>
              <table:table-cell table:style-name="ce3">
                <text:p text:style-name="P7"><text:span text:style-name="T6">Oui. Le bouton poussoir « Ajouter » est visible en-dessous des listes déroulantes. Cela laisse bien entendre que c'est l'étape final de l'ajout.</text:span></text:p>
              </table:table-cell>
            </table:table-row>
            <table:table-row table:style-name="ro10" table:default-cell-style-name="ce3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7"><text:span text:style-name="T6">Oui. Le déplacement du cercle rouge est bien réalisé lorsque nous le déplaçons avec la souris.</text:span></text:p>
              </table:table-cell>
              <table:table-cell table:style-name="ce4">
                <text:p text:style-name="P8"><text:span text:style-name="T6">Oui. Quand nous souhaitons remplir une information en la sélectionnant via liste déroulante, il suffit de cliquer sur le choix pour lequel nous optons.</text:span></text:p>
              </table:table-cell>
              <table:table-cell>
                <text:p text:style-name="P7"><text:span text:style-name="T6">Oui. L'ajout de borne est réalisé en cliquant sur le bouton poussoir « Ajouter ».</text:span></text:p>
              </table:table-cell>
            </table:table-row>
            <table:table-row table:style-name="ro10" table:default-cell-style-name="ce4">
              <table:table-cell table:style-name="ce5">
                <text:p text:style-name="P8"><text:span text:style-name="T5">Feedback ?</text:span></text:p>
              </table:table-cell>
              <table:table-cell>
                <text:p text:style-name="P8"><text:span text:style-name="T6">Oui. La réponse est visuelle et instantanée : le cercle rouge bouge lorsque nous déplaçons notre souris.</text:span></text:p>
              </table:table-cell>
              <table:table-cell>
                <text:p text:style-name="P8"><text:span text:style-name="T6">Oui. Une fois les informations sélectionnées, il est visible qu'elles le sont parce que « – Sélectionnez – » a laissé place à l'information choisie, pour chaque liste déroulante.</text:span></text:p>
              </table:table-cell>
              <table:table-cell>
                <text:p text:style-name="P8"><text:span text:style-name="T6">Oui. Un message de confirmation ou d'erreur s'affiche bien suite à la sélection du bouton poussoir « Ajouter »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rille Cognitive Walktrough pour la tâche « Recherche d’une borne Wi-fi »</text:span></text:p>
          </draw:text-box>
        </draw:frame>
        <draw:frame draw:name="Espace réservé du numéro de diapositive 3" presentation:style-name="pr8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1.851cm" svg:height="13.242cm" svg:x="1.905cm" svg:y="5.503cm">
          <table:table>
            <table:table-column table:style-name="co1"/>
            <table:table-column table:style-name="co2"/>
            <table:table-column table:style-name="co3"/>
            <table:table-row table:style-name="ro18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Saisie de l’adresse dans le champ de recherche</text:span></text:p>
              </table:table-cell>
              <table:table-cell>
                <text:p text:style-name="P6"><text:span text:style-name="T4">2: Filtrage des résultats obtenus</text:span></text:p>
              </table:table-cell>
            </table:table-row>
            <table:table-row table:style-name="ro19" table:default-cell-style-name="ce3">
              <table:table-cell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 table:style-name="ce4">
                <text:p text:style-name="P8"><text:span text:style-name="T6">Le menu de gauche comporte le champ de recherche par adresse afin d’atteindre cet objectif .</text:span></text:p>
              </table:table-cell>
              <table:table-cell>
                <text:p text:style-name="P7"><text:span text:style-name="T6">Le menu de gauche comporte les différents champs représentant les critères de filtrage et les boutons « filtrer » et « réinitialiser »</text:span></text:p>
              </table:table-cell>
            </table:table-row>
            <table:table-row table:style-name="ro4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Le menu de gauche compose la « barre d’outil » de ce service. Un champ texte couplé du bouton « rechercher » est un standard pour une recherche.</text:span></text:p>
              </table:table-cell>
              <table:table-cell>
                <text:p text:style-name="P8"><text:span text:style-name="T6">Les filtres sont par défaut sur « sélectionnez », indiquant qu’ils ne sont pas appliqués. On peut les réinitialiser grâce au bouton adéquat. Les appliquer est également aisé.</text:span></text:p>
              </table:table-cell>
            </table:table-row>
            <table:table-row table:style-name="ro7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Les labels « adresse » + « rechercher » précis et permettront à l’utilisateur de comprendre rapidement ce qu’il doit faire dès la première utilisation.</text:span></text:p>
              </table:table-cell>
              <table:table-cell>
                <text:p text:style-name="P8"><text:span text:style-name="T6">Les labels <text:s/>et les valeurs associés aux filtres sont explicites.</text:span></text:p>
              </table:table-cell>
            </table:table-row>
            <table:table-row table:style-name="ro10">
              <table:table-cell table:style-name="ce5">
                <text:p text:style-name="P8"><text:span text:style-name="T5">Feedback ?</text:span></text:p>
              </table:table-cell>
              <table:table-cell table:style-name="ce4">
                <text:p text:style-name="P8"><text:span text:style-name="T6">L’autocomplétion du champ adresse (non représenté dans la maquette) aidera grandement l’utilisateur. Le déplacement/zoom sur la carte indiquera que la recherche par adresse est effectuée. </text:span></text:p>
              </table:table-cell>
              <table:table-cell table:style-name="ce3">
                <text:p text:style-name="P7"><text:span text:style-name="T6">L’apparition/disparition de marqueurs indiquera <text:s/>qu’un filtre est appliqué/retiré.</text:span></text:p>
                <text:p text:style-name="P7"><text:span text:style-name="T2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Grille Cognitive Walkthrough de la tâche « Affichage des caractéristiques d’une borne »</text:span></text:p>
          </draw:text-box>
        </draw:frame>
        <draw:frame draw:name="Espace réservé du numéro de diapositive 3" presentation:style-name="pr9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1.62cm" svg:height="11.292cm" svg:x="1.905cm" svg:y="5.503cm">
          <table:table>
            <table:table-column table:style-name="co4"/>
            <table:table-column table:style-name="co5"/>
            <table:table-column table:style-name="co6"/>
            <table:table-row table:style-name="ro20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3">1: Sélection d’une icône de borne Wi-fi sur la carte</text:span></text:p>
              </table:table-cell>
              <table:table-cell>
                <text:p text:style-name="P6"><text:span text:style-name="T3">2: Affichage des infos dans une bulle d’informations</text:span></text:p>
              </table:table-cell>
            </table:table-row>
            <table:table-row table:style-name="ro7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Rien n’indique que des informatiques se cachent derrière les marqueurs bleus, mais la curiosité incitera à cliquer dessus. Une légende serait appréciée.</text:span></text:p>
              </table:table-cell>
              <table:table-cell>
                <text:p text:style-name="P8"><text:span text:style-name="T6">Une fois l’infobulle affichée, l’utilisateur a accès aux informations qu’il recherche?</text:span></text:p>
              </table:table-cell>
            </table:table-row>
            <table:table-row table:style-name="ro7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Cliquer sur une borne pour en connaître ses détails est intuitif.</text:span></text:p>
              </table:table-cell>
              <table:table-cell>
                <text:p text:style-name="P8"><text:span text:style-name="T6">La fenêtre informative apparaît à proximité du marqueur, avec différentes informations et actions (favori / noter / commenter).</text:span></text:p>
              </table:table-cell>
            </table:table-row>
            <table:table-row table:style-name="ro7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Pas de label particulier, mais un marqueur sur une carte est souvent synonyme d’infobulle, donc l’utilisateur passera/cliquera dessus.</text:span></text:p>
              </table:table-cell>
              <table:table-cell>
                <text:p text:style-name="P8"><text:span text:style-name="T2">-</text:span></text:p>
              </table:table-cell>
            </table:table-row>
            <table:table-row table:style-name="ro20" table:default-cell-style-name="ce4">
              <table:table-cell table:style-name="ce5">
                <text:p text:style-name="P8"><text:span text:style-name="T5">Feedback ?</text:span></text:p>
              </table:table-cell>
              <table:table-cell>
                <text:p text:style-name="P8"><text:span text:style-name="T6">Le curseur change au survol d’une borne.</text:span></text:p>
              </table:table-cell>
              <table:table-cell>
                <text:p text:style-name="P8"><text:span text:style-name="T2">-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Grille Cognitive Walkthrough de la tâche « Commenter une borne Wi-fi »</text:span></text:p>
          </draw:text-box>
        </draw:frame>
        <draw:frame draw:name="Espace réservé du numéro de diapositive 3" presentation:style-name="pr10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4.32cm" svg:height="15.066cm" svg:x="0.411cm" svg:y="3.938cm">
          <table:table>
            <table:table-column table:style-name="co7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21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Se connecter au site </text:span></text:p>
              </table:table-cell>
              <table:table-cell>
                <text:p text:style-name="P6"><text:span text:style-name="T4">2: Cliquer sur la borne à commenter</text:span></text:p>
              </table:table-cell>
              <table:table-cell>
                <text:p text:style-name="P6"><text:span text:style-name="T4">3: Cliquer sur l’icône « Commenter »</text:span></text:p>
              </table:table-cell>
              <table:table-cell>
                <text:p text:style-name="P6"><text:span text:style-name="T4">4: Ecrire un message</text:span></text:p>
              </table:table-cell>
              <table:table-cell>
                <text:p text:style-name="P6"><text:span text:style-name="T4">5: Appuyer sur « Envoyer »</text:span></text:p>
              </table:table-cell>
            </table:table-row>
            <table:table-row table:style-name="ro4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Il n’est pas précisé <text:s/>qu’il faille se connecter avant de commenter.</text:span></text:p>
              </table:table-cell>
              <table:table-cell table:style-name="ce3">
                <text:p text:style-name="P7"><text:span text:style-name="T6">Pour commenter la borne voulue, il suffit de cliquer dessus.</text:span></text:p>
                <text:p text:style-name="P7"><text:span text:style-name="T6"/></text:p>
              </table:table-cell>
              <table:table-cell>
                <text:p text:style-name="P8"><text:span text:style-name="T6">L’icône et le libellé sont explicites à l’action.</text:span></text:p>
              </table:table-cell>
              <table:table-cell>
                <text:p text:style-name="P8"><text:span text:style-name="T6">Le formulaire d’ajout de commentaire correspond à l’objectif.</text:span></text:p>
              </table:table-cell>
              <table:table-cell>
                <text:p text:style-name="P8"><text:span text:style-name="T6">Le bouton « envoyer » finalise l’objectif.</text:span></text:p>
              </table:table-cell>
            </table:table-row>
            <table:table-row table:style-name="ro10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n est redirigé vers la connexion si on n’est pas connecté au moment de commenter.</text:span></text:p>
              </table:table-cell>
              <table:table-cell>
                <text:p text:style-name="P8"><text:span text:style-name="T6">La borne qu’on souhaite commenter est représentée par un marqueur sur la carte.</text:span></text:p>
              </table:table-cell>
              <table:table-cell>
                <text:p text:style-name="P8"><text:span text:style-name="T6">Pas mis en valeur, donc peut être loupé à la première utilisation. Mais deviendra une habitude après plusieurs utilisations du service.</text:span></text:p>
              </table:table-cell>
              <table:table-cell>
                <text:p text:style-name="P8"><text:span text:style-name="T6">Standard : on écrit dans une zone de texte.</text:span></text:p>
              </table:table-cell>
              <table:table-cell table:style-name="ce3">
                <text:p text:style-name="P7"><text:span text:style-name="T6">Standard.</text:span></text:p>
              </table:table-cell>
            </table:table-row>
            <table:table-row table:style-name="ro4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Le formulaire de connexion est explicite et intuitif.</text:span></text:p>
              </table:table-cell>
              <table:table-cell>
                <text:p text:style-name="P8"><text:span text:style-name="T6">L’utilisateur associera rapidement que l’on doit sélectionner une borne particulière pour la commenter.</text:span></text:p>
              </table:table-cell>
              <table:table-cell>
                <text:p text:style-name="P8"><text:span text:style-name="T6">Le label est explicite.</text:span></text:p>
              </table:table-cell>
              <table:table-cell>
                <text:p text:style-name="P8"><text:span text:style-name="T6">Les labels <text:s/>guident l’utilisateur.</text:span></text:p>
              </table:table-cell>
              <table:table-cell>
                <text:p text:style-name="P8"><text:span text:style-name="T6">Très explicite.</text:span></text:p>
              </table:table-cell>
            </table:table-row>
            <table:table-row table:style-name="ro13" table:default-cell-style-name="ce4">
              <table:table-cell table:style-name="ce5">
                <text:p text:style-name="P8"><text:span text:style-name="T5">Feedback ?</text:span></text:p>
              </table:table-cell>
              <table:table-cell>
                <text:p text:style-name="P8"><text:span text:style-name="T6">Le message « connexion  en cours » et l’apparition de l’option de déconnexion indique qu’on est connecté.</text:span></text:p>
              </table:table-cell>
              <table:table-cell>
                <text:p text:style-name="P8"><text:span text:style-name="T6">L’infobulle s’affiche avec l’option « commenter » et d’autres informations.</text:span></text:p>
              </table:table-cell>
              <table:table-cell>
                <text:p text:style-name="P8"><text:span text:style-name="T6">L’utilisateur est dirigé vers la page des commentaires.</text:span></text:p>
              </table:table-cell>
              <table:table-cell>
                <text:p text:style-name="P8"><text:span text:style-name="T6">Le texte s’affiche au fur et à mesure que l’utilisateur écrit.</text:span></text:p>
              </table:table-cell>
              <table:table-cell>
                <text:p text:style-name="P8"><text:span text:style-name="T6">Message d’erreur si vide, ou commentaire ajouté en direct. Tout indique à l’utilisateur sa progression.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Grille Cognitive Walkthrough de la tâche « Ajout d’une borne »</text:span></text:p>
          </draw:text-box>
        </draw:frame>
        <draw:frame draw:name="Espace réservé du numéro de diapositive 3" presentation:style-name="pr11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2.223cm" svg:height="10.593cm" svg:x="1.905cm" svg:y="4.61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22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Déplacer le point rouge sur la carte</text:span></text:p>
              </table:table-cell>
              <table:table-cell>
                <text:p text:style-name="P6"><text:span text:style-name="T4">2: Remplir les informations sur la borne</text:span></text:p>
              </table:table-cell>
              <table:table-cell>
                <text:p text:style-name="P6"><text:span text:style-name="T4">3: Cliquer sur « Ajouter »</text:span></text:p>
              </table:table-cell>
            </table:table-row>
            <table:table-row table:style-name="ro4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Le menu de gauche comporte le titre de l’action, une description et un marqueur rouge (visibilité+).</text:span></text:p>
              </table:table-cell>
              <table:table-cell>
                <text:p text:style-name="P8"><text:span text:style-name="T6">Les différents champs sont par défaut sur « sélectionnez », indiquant qu’ils sont à renseigner.</text:span></text:p>
              </table:table-cell>
              <table:table-cell>
                <text:p text:style-name="P8"><text:span text:style-name="T6">Le label « ajouter » est l’objectif de la tâche à réaliser.</text:span></text:p>
              </table:table-cell>
            </table:table-row>
            <table:table-row table:style-name="ro7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Glisser-déposer un marqueur sur une carte est intuitif pour marquer un lieu.</text:span></text:p>
              </table:table-cell>
              <table:table-cell>
                <text:p text:style-name="P8"><text:span text:style-name="T6">Le menu se compose comme un formulaire classique, avec possibilité d’annuler ou de le valider.</text:span></text:p>
              </table:table-cell>
              <table:table-cell>
                <text:p text:style-name="P8"><text:span text:style-name="T6">Il est situé en bas du formulaire d’ajout, comme c’est le cas pour la grande majorité des formulaires.</text:span></text:p>
              </table:table-cell>
            </table:table-row>
            <table:table-row table:style-name="ro7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L’action de « glisser-déposer » est précisée en label dans le menu.</text:span></text:p>
              </table:table-cell>
              <table:table-cell>
                <text:p text:style-name="P8"><text:span text:style-name="T6">Chaque champ est associé à un label précis.</text:span></text:p>
              </table:table-cell>
              <table:table-cell>
                <text:p text:style-name="P8"><text:span text:style-name="T6">L’utilisateur souhaitant « ajouter une borne », il n’y a pas plus clair comme libellé.</text:span></text:p>
              </table:table-cell>
            </table:table-row>
            <table:table-row table:style-name="ro23" table:default-cell-style-name="ce4">
              <table:table-cell table:style-name="ce5">
                <text:p text:style-name="P8"><text:span text:style-name="T5">Feedback ?</text:span></text:p>
              </table:table-cell>
              <table:table-cell>
                <text:p text:style-name="P8"><text:span text:style-name="T6">Le menu change, signe que l’utilisateur progresse.</text:span></text:p>
              </table:table-cell>
              <table:table-cell>
                <text:p text:style-name="P8"><text:span text:style-name="T6">La valeur de la liste déroulante change quand l’utilisateur sélectionne une valeur.</text:span></text:p>
              </table:table-cell>
              <table:table-cell>
                <text:p text:style-name="P8"><text:span text:style-name="T6">Que les champs sont bien ou mal renseignés, l’utilisateur en est informé.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rille Cognitive Walktrough pour la tâche « Recherche d’une borne Wi-fi »</text:span></text:p>
          </draw:text-box>
        </draw:frame>
        <draw:frame draw:name="Espace réservé du numéro de diapositive 3" presentation:style-name="pr12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1.851cm" svg:height="12.575cm" svg:x="1.905cm" svg:y="5.503cm">
          <table:table>
            <table:table-column table:style-name="co1"/>
            <table:table-column table:style-name="co2"/>
            <table:table-column table:style-name="co3"/>
            <table:table-row table:style-name="ro24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Saisie de l’adresse dans le champ de recherche</text:span></text:p>
              </table:table-cell>
              <table:table-cell>
                <text:p text:style-name="P6"><text:span text:style-name="T4">2: Filtrage des résultats obtenus</text:span></text:p>
              </table:table-cell>
            </table:table-row>
            <table:table-row table:style-name="ro25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Oui, il y a un menu à gauche de l’écran où l’on peut voir les options de recherche.</text:span></text:p>
              </table:table-cell>
              <table:table-cell>
                <text:p text:style-name="P8"><text:span text:style-name="T6">Oui, sur le menu de gauche on voit une partie « Filtrer les bornes ».</text:span></text:p>
              </table:table-cell>
            </table:table-row>
            <table:table-row table:style-name="ro7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Bonne visibilité, il y a un champ de saisie de texte pour l’adresse.</text:span></text:p>
              </table:table-cell>
              <table:table-cell>
                <text:p text:style-name="P8"><text:span text:style-name="T6">Bonne visibilité, on a une liste déroulante pour chaque information (évaluation, distance, sécurité, FAI). Si aucun champ n’est rempli, un message d’erreur apparaît.</text:span></text:p>
              </table:table-cell>
            </table:table-row>
            <table:table-row table:style-name="ro4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Oui, en cliquant sur le bouton « Rechercher », la carte zoome sur l’adresse indiquée, et les bornes aux alentours apparaissent sur la carte sous forme de point.</text:span></text:p>
              </table:table-cell>
              <table:table-cell>
                <text:p text:style-name="P8"><text:span text:style-name="T6">Oui, la carte n’affiche que les bornes qui entrent dans les critères du filtrage.</text:span></text:p>
              </table:table-cell>
            </table:table-row>
            <table:table-row table:style-name="ro26" table:default-cell-style-name="ce8">
              <table:table-cell table:style-name="ce5">
                <text:p text:style-name="P8"><text:span text:style-name="T5">Feedback ?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1">
        <draw:frame draw:name="Titr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Grille Cognitive Walkthrough de la tâche « Affichage des caractéristiques d’une borne »</text:span></text:p>
          </draw:text-box>
        </draw:frame>
        <draw:frame draw:name="Espace réservé du numéro de diapositive 3" presentation:style-name="pr13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1.62cm" svg:height="12.49cm" svg:x="1.905cm" svg:y="5.503cm">
          <table:table>
            <table:table-column table:style-name="co4"/>
            <table:table-column table:style-name="co5"/>
            <table:table-column table:style-name="co6"/>
            <table:table-row table:style-name="ro27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3">1: Sélection d’une icône de borne Wi-fi sur la carte</text:span></text:p>
              </table:table-cell>
              <table:table-cell>
                <text:p text:style-name="P6"><text:span text:style-name="T3">2: Affichage des infos dans une bulle d’informations</text:span></text:p>
              </table:table-cell>
            </table:table-row>
            <table:table-row table:style-name="ro28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Oui, la borne est bien visible sur la carte même si on ne sait pas trop à quoi correspond l’icône.</text:span></text:p>
              </table:table-cell>
              <table:table-cell>
                <text:p text:style-name="P8"><text:span text:style-name="T6">Oui, en cliquant sur la borne on accède à ses caractéristiques.</text:span></text:p>
              </table:table-cell>
            </table:table-row>
            <table:table-row table:style-name="ro29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, en passant la souris sur l’icône, le curseur de la souris change et on comprend qu’il faut cliquer dessus.</text:span></text:p>
              </table:table-cell>
              <table:table-cell>
                <text:p text:style-name="P8"><text:span text:style-name="T6">Oui, une bulle info apparaît juste au-dessus de l’icône avec toutes ses caractéristiques (FAI, sécurité, note). On peut aussi commenter et l’ajouter en favoris. En l’ajoutant aux favoris, la borne change de couleur est devient bleue.</text:span></text:p>
              </table:table-cell>
            </table:table-row>
            <table:table-row table:style-name="ro27">
              <table:table-cell table:style-name="ce5">
                <text:p text:style-name="P8"><text:span text:style-name="T5">Association but/action ?</text:span></text:p>
              </table:table-cell>
              <table:table-cell table:style-name="ce4">
                <text:p text:style-name="P8"><text:span text:style-name="T6">Oui, on clique sur la borne Wi-fi dont on désire connaître les caractéristiques.</text:span></text:p>
              </table:table-cell>
              <table:table-cell table:style-name="ce3">
                <text:p text:style-name="P7"><text:span text:style-name="T6">Oui, en cliquant sur la borne on accède à ses caractéristiques.</text:span></text:p>
                <text:p text:style-name="P7"><text:span text:style-name="T2"/></text:p>
              </table:table-cell>
            </table:table-row>
            <table:table-row table:style-name="ro30">
              <table:table-cell table:style-name="ce5">
                <text:p text:style-name="P8"><text:span text:style-name="T5">Feedback ?</text:span></text:p>
              </table:table-cell>
              <table:table-cell table:style-name="ce4">
                <text:p text:style-name="P8"><text:span text:style-name="T6">Peut-être choisir une icône plus explicite pour une borne Wi-fi.</text:span></text:p>
              </table:table-cell>
              <table:table-cell table:style-name="ce8"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Grille Cognitive Walkthrough de la tâche « Commenter une borne Wi-fi »</text:span></text:p>
          </draw:text-box>
        </draw:frame>
        <draw:frame draw:name="Espace réservé du numéro de diapositive 3" presentation:style-name="pr14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4.32cm" svg:height="14.812cm" svg:x="0.411cm" svg:y="3.938cm">
          <table:table>
            <table:table-column table:style-name="co7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31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Se connecter au site </text:span></text:p>
              </table:table-cell>
              <table:table-cell>
                <text:p text:style-name="P6"><text:span text:style-name="T4">2: Cliquer sur la borne à commenter</text:span></text:p>
              </table:table-cell>
              <table:table-cell>
                <text:p text:style-name="P6"><text:span text:style-name="T4">3: Cliquer sur l’icône « Commenter »</text:span></text:p>
              </table:table-cell>
              <table:table-cell>
                <text:p text:style-name="P6"><text:span text:style-name="T4">4: Ecrire un message</text:span></text:p>
              </table:table-cell>
              <table:table-cell>
                <text:p text:style-name="P6"><text:span text:style-name="T4">5: Appuyer sur « Envoyer »</text:span></text:p>
              </table:table-cell>
            </table:table-row>
            <table:table-row table:style-name="ro10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Pas vraiment, l’utilisateur ne sait pas qu’il se connecter pour commenter une borne.</text:span></text:p>
              </table:table-cell>
              <table:table-cell>
                <text:p text:style-name="P8"><text:span text:style-name="T6">Oui, la borne est bien visible sur la carte même si on ne sait pas trop à quoi correspond l’icône.</text:span></text:p>
              </table:table-cell>
              <table:table-cell>
                <text:p text:style-name="P8"><text:span text:style-name="T6">Oui, l’icône est bien visible, en forme de bulle de dialogue.</text:span></text:p>
              </table:table-cell>
              <table:table-cell>
                <text:p text:style-name="P8"><text:span text:style-name="T6">Oui, nous somme sur la page des commentaires.</text:span></text:p>
              </table:table-cell>
              <table:table-cell>
                <text:p text:style-name="P8"><text:span text:style-name="T6">Oui, on désire envoyer le commentaire qu’on a écrit dans la zone de texte.</text:span></text:p>
              </table:table-cell>
            </table:table-row>
            <table:table-row table:style-name="ro32" table:default-cell-style-name="ce3">
              <table:table-cell table:style-name="ce5">
                <text:p text:style-name="P8"><text:span text:style-name="T5">Visibilité Intelligibilité ?</text:span></text:p>
              </table:table-cell>
              <table:table-cell table:style-name="ce4">
                <text:p text:style-name="P8"><text:span text:style-name="T6">Oui, il y a un lien en haut bien visible de connexion.</text:span></text:p>
              </table:table-cell>
              <table:table-cell>
                <text:p text:style-name="P7"><text:span text:style-name="T6">Oui, en passant la souris sur l’icône, le curseur de la souris change et on comprend qu’il faut cliquer dessus.</text:span></text:p>
                <text:p text:style-name="P7"><text:span text:style-name="T6"/></text:p>
              </table:table-cell>
              <table:table-cell>
                <text:p text:style-name="P7"><text:span text:style-name="T6">Oui, en passant la souris sur l’icône, le curseur de la souris change et on comprend qu’il faut cliquer dessus.</text:span></text:p>
                <text:p text:style-name="P7"><text:span text:style-name="T2"/></text:p>
              </table:table-cell>
              <table:table-cell table:style-name="ce4">
                <text:p text:style-name="P8"><text:span text:style-name="T6">Il y a une zone de texte pour écrire son commentaire. <text:s/></text:span></text:p>
              </table:table-cell>
              <table:table-cell>
                <text:p text:style-name="P7"><text:span text:style-name="T6">Si la zone est vide, et qu’on appuie sur « Envoyer », un message d’erreur apparaît.</text:span></text:p>
              </table:table-cell>
            </table:table-row>
            <table:table-row table:style-name="ro10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Oui, formulaire de connexion avec login et mot de passe.</text:span></text:p>
              </table:table-cell>
              <table:table-cell table:style-name="ce3">
                <text:p text:style-name="P7"><text:span text:style-name="T6">Oui, on clique sur la borne Wi-fi dont on désire donner son avis.</text:span></text:p>
                <text:p text:style-name="P7"><text:span text:style-name="T2"/></text:p>
              </table:table-cell>
              <table:table-cell>
                <text:p text:style-name="P8"><text:span text:style-name="T6">Oui, la page des commentaires se charge.</text:span></text:p>
              </table:table-cell>
              <table:table-cell>
                <text:p text:style-name="P8"><text:span text:style-name="T6">Oui, la zone de texte se situe en dessous des commentaires.</text:span></text:p>
              </table:table-cell>
              <table:table-cell>
                <text:p text:style-name="P8"><text:span text:style-name="T6">Oui, une fois le commentaire envoyé, un message de confirmation apparaît.</text:span></text:p>
              </table:table-cell>
            </table:table-row>
            <table:table-row table:style-name="ro4" table:default-cell-style-name="ce8">
              <table:table-cell table:style-name="ce5">
                <text:p text:style-name="P8"><text:span text:style-name="T5">Feedback ?</text:span></text:p>
              </table:table-cell>
              <table:table-cell table:style-name="ce4">
                <text:p text:style-name="P8"><text:span text:style-name="T6">Il faudrait prévenir l’utilisateur qu’il faut se connecter s’il veut commenter.</text:span></text:p>
              </table:table-cell>
              <table:table-cell table:style-name="ce3">
                <text:p text:style-name="P7"><text:span text:style-name="T6">Peut-être choisir une icône plus explicite pour une borne Wi-fi.</text:span></text:p>
                <text:p text:style-name="P7"><text:span text:style-name="T2"/></text:p>
              </table:table-cell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1">
        <draw:frame draw:name="Titr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Grille Cognitive Walkthrough de la tâche « Ajout d’une borne »</text:span></text:p>
          </draw:text-box>
        </draw:frame>
        <draw:frame draw:name="Espace réservé du numéro de diapositive 3" presentation:style-name="pr15" draw:text-style-name="P9" draw:layer="layout" svg:width="5.926cm" svg:height="1.013cm" svg:x="18.203cm" svg:y="17.657cm" presentation:class="page-number" presentation:user-transformed="true">
          <draw:text-box>
            <text:p text:style-name="P3"><text:span text:style-name="T2"><text:page-number>&lt;numéro&gt;</text:page-number></text:span></text:p>
          </draw:text-box>
        </draw:frame>
        <draw:frame draw:name="Espace réservé du contenu 6" draw:style-name="standard" draw:layer="layout" svg:width="22.223cm" svg:height="11.088cm" svg:x="1.905cm" svg:y="4.61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33" table:default-cell-style-name="ce2">
              <table:table-cell table:style-name="ce1">
                <text:p text:style-name="P5"><text:span text:style-name="T3">Étapes</text:span></text:p>
              </table:table-cell>
              <table:table-cell>
                <text:p text:style-name="P6"><text:span text:style-name="T4">1: Déplacer le point rouge sur la carte</text:span></text:p>
              </table:table-cell>
              <table:table-cell>
                <text:p text:style-name="P6"><text:span text:style-name="T4">2: Remplir les informations sur la borne</text:span></text:p>
              </table:table-cell>
              <table:table-cell>
                <text:p text:style-name="P6"><text:span text:style-name="T4">3: Cliquer sur « Ajouter »</text:span></text:p>
              </table:table-cell>
            </table:table-row>
            <table:table-row table:style-name="ro34" table:default-cell-style-name="ce4">
              <table:table-cell table:style-name="ce3">
                <text:p text:style-name="P7"><text:span text:style-name="T5">Sélection du bon objectif ?</text:span></text:p>
                <text:p text:style-name="P7"><text:span text:style-name="T2"/></text:p>
              </table:table-cell>
              <table:table-cell>
                <text:p text:style-name="P8"><text:span text:style-name="T6">Oui, on voit dans le menu à gauche qu’on peut ajouter une borne.</text:span></text:p>
              </table:table-cell>
              <table:table-cell>
                <text:p text:style-name="P8"><text:span text:style-name="T6">Oui, un menu apparaît pour remplir les informations.</text:span></text:p>
              </table:table-cell>
              <table:table-cell>
                <text:p text:style-name="P8"><text:span text:style-name="T6">Oui, on désire ajouter la borne Wi-fi sur le site.</text:span></text:p>
              </table:table-cell>
            </table:table-row>
            <table:table-row table:style-name="ro35" table:default-cell-style-name="ce4">
              <table:table-cell table:style-name="ce5">
                <text:p text:style-name="P8"><text:span text:style-name="T5">Visibilité Intelligibilité ?</text:span></text:p>
              </table:table-cell>
              <table:table-cell>
                <text:p text:style-name="P8"><text:span text:style-name="T6">Oui, un texte indique de glisser-déposer le point sur la carte.</text:span></text:p>
              </table:table-cell>
              <table:table-cell>
                <text:p text:style-name="P8"><text:span text:style-name="T6">Oui, on a une liste déroulante pour chaque information de la borne (note, distance, sécurité, FAI).</text:span></text:p>
              </table:table-cell>
              <table:table-cell>
                <text:p text:style-name="P8"><text:span text:style-name="T6">Oui, si un des champs n’est pas rempli, un message d’erreur apparaît.</text:span></text:p>
              </table:table-cell>
            </table:table-row>
            <table:table-row table:style-name="ro35" table:default-cell-style-name="ce4">
              <table:table-cell table:style-name="ce5">
                <text:p text:style-name="P8"><text:span text:style-name="T5">Association but/action ?</text:span></text:p>
              </table:table-cell>
              <table:table-cell>
                <text:p text:style-name="P8"><text:span text:style-name="T6">Oui, le point se retrouve à l’endroit où l’on souhaite renseigner une borne Wi-fi.</text:span></text:p>
              </table:table-cell>
              <table:table-cell>
                <text:p text:style-name="P8"><text:span text:style-name="T6">Oui, le titre du menu est « Ajouter une borne wifi ».</text:span></text:p>
              </table:table-cell>
              <table:table-cell>
                <text:p text:style-name="P8"><text:span text:style-name="T6">Oui, si tous les champs sont remplis, un message de confirmation apparaît.</text:span></text:p>
              </table:table-cell>
            </table:table-row>
            <table:table-row table:style-name="ro36" table:default-cell-style-name="ce8">
              <table:table-cell table:style-name="ce5">
                <text:p text:style-name="P8"><text:span text:style-name="T5">Feedback ?</text:span></text:p>
              </table:table-cell>
              <table:table-cell table:style-name="ce4">
                <text:p text:style-name="P8"><text:span text:style-name="T6">Peut-être une autre icône qu’un point rouge.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quez pour éditer le format du texte-titreCliquez et modifiez le titre</text:span></text:p>
        </draw:text-box>
      </draw:frame>
      <draw:frame draw:name="Espace réservé du contenu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3">Cliquez pour éditer le format du plan de texte</text:span></text:p>
              <text:list>
                <text:list-item>
                  <text:p><text:span text:style-name="MT3">Second niveau de plan</text:span></text:p>
                  <text:list>
                    <text:list-item>
                      <text:p><text:span text:style-name="MT3">Troisième niveau de plan</text:span></text:p>
                      <text:list>
                        <text:list-item>
                          <text:p><text:span text:style-name="MT3">Quatrième niveau de plan</text:span></text:p>
                          <text:list>
                            <text:list-item>
                              <text:p><text:span text:style-name="MT3">Cinquième niveau de plan</text:span></text:p>
                              <text:list>
                                <text:list-item>
                                  <text:p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</text:span></text:p>
                                      <text:list>
                                        <text:list-item>
                                          <text:p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"><text:span text:style-name="MT3">Neuv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7"><text:date style:data-style-name="D1" text:date-value="2014-01-19">19/01/2014</text:date></text:span></text:p>
        </draw:text-box>
      </draw:frame>
      <draw:frame draw:name="Espace réservé du pied de page 4" presentation:style-name="Mpr3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9"><text:span text:style-name="MT7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1-19T22:25:43.75</dc:date>
    <meta:generator>OpenOffice.org/3.4$Win32 OpenOffice.org_project/340m1$Build-9590</meta:generator>
    <meta:editing-duration>PT17M37S</meta:editing-duration>
    <meta:editing-cycles>14</meta:editing-cycles>
    <meta:document-statistic meta:object-count="101"/>
  </office:meta>
</office:document-meta>
</file>